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12e" officeooo:paragraph-rsid="000aa12e"/>
    </style:style>
    <style:style style:name="P2" style:family="paragraph" style:parent-style-name="Standard">
      <style:text-properties fo:font-weight="bold" officeooo:rsid="000aa12e" officeooo:paragraph-rsid="000aa12e" style:font-weight-asian="bold" style:font-weight-complex="bold"/>
    </style:style>
    <style:style style:name="P3" style:family="paragraph" style:parent-style-name="Standard">
      <style:text-properties officeooo:rsid="000bd558" officeooo:paragraph-rsid="000bd558"/>
    </style:style>
    <style:style style:name="P4" style:family="paragraph" style:parent-style-name="Standard">
      <style:text-properties officeooo:rsid="000bf5e7" officeooo:paragraph-rsid="000bf5e7"/>
    </style:style>
    <style:style style:name="P5" style:family="paragraph" style:parent-style-name="Standard">
      <style:text-properties officeooo:rsid="000d7333" officeooo:paragraph-rsid="000d7333"/>
    </style:style>
    <style:style style:name="P6" style:family="paragraph" style:parent-style-name="Standard">
      <style:text-properties officeooo:rsid="000e643b" officeooo:paragraph-rsid="000e643b"/>
    </style:style>
    <style:style style:name="P7" style:family="paragraph" style:parent-style-name="Standard">
      <style:text-properties officeooo:rsid="000fb48b" officeooo:paragraph-rsid="000fb48b"/>
    </style:style>
    <style:style style:name="P8" style:family="paragraph" style:parent-style-name="Standard">
      <style:text-properties officeooo:rsid="000e643b" officeooo:paragraph-rsid="000d7333"/>
    </style:style>
    <style:style style:name="P9" style:family="paragraph" style:parent-style-name="Standard">
      <style:text-properties officeooo:rsid="000bf5e7" officeooo:paragraph-rsid="000bf5e7"/>
    </style:style>
    <style:style style:name="T1" style:family="text">
      <style:text-properties officeooo:rsid="000bf5e7"/>
    </style:style>
    <style:style style:name="T2" style:family="text">
      <style:text-properties officeooo:rsid="000d7333"/>
    </style:style>
    <style:style style:name="T3" style:family="text">
      <style:text-properties officeooo:rsid="000fb4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0fb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 de acompañamiento a estudiante Isabela Guerrero Santos <text:s/></text:p>
      <text:p text:style-name="P2"/>
      <text:p text:style-name="P1"/>
      <text:p text:style-name="P1"/>
      <text:p text:style-name="P3">1. Que tenga el texto guía: </text:p>
      <text:p text:style-name="P3"><text:s text:c="4"/><text:span text:style-name="T2">Sugerencia: que imprima lo pueda del texto. </text:span></text:p>
      <text:p text:style-name="P6">2. Que tenga el vínculo del repositorio del curso: https://github.com/marco-canas/calculo/tree/main</text:p>
      <text:p text:style-name="P3">2. <text:span text:style-name="T1">Plan de números reales.</text:span></text:p>
      <text:p text:style-name="P4">3. Plan sobre funciones</text:p>
      <text:p text:style-name="P4">4. Plan sobre límites: Tabular-interpretación o lectura a la tabla</text:p>
      <text:p text:style-name="P4"><text:s text:c="4"/>grafico de la función-Interpretación o lectura a este gráfico. </text:p>
      <text:p text:style-name="P4"><text:s text:c="4"/>Realice el procedimiento algebraico o analítico: y también de este procedimiento saca una <text:s text:c="3"/>conclusión verbal. <text:s text:c="2"/></text:p>
      <text:p text:style-name="P4"/>
      <text:p text:style-name="P5">5. <text:span text:style-name="T4">Plan sobre derivada </text:span><text:span text:style-name="T5">de una función</text:span><text:span text:style-name="T4">:</text:span></text:p>
      <text:p text:style-name="P5"/>
      <text:p text:style-name="P5"><text:s text:c="4"/>a. Tarea 1: tarea de lectura de al menos cuatro ejemplos del texto </text:p>
      <text:p text:style-name="P5"><text:s text:c="4"/>b. Tarea 2: hacer diez ejercicios sobre aplicación de la derivada de funciones a la optimización.</text:p>
      <text:p text:style-name="P8">c. Tarea 3: hacer 10 ejercicios con justificación y descripción.</text:p>
      <text:p text:style-name="P6">d. Quiz escrito. Se elige aleatorimente 1 o dos ejercicios de lina grajales</text:p>
      <text:p text:style-name="P6">e. parcial: 1, 2 o 3 <text:span text:style-name="T3">e</text:span>jercicios del taller de Lina Grajales. </text:p>
      <text:p text:style-name="P7">f. Examen oral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9:49:35.832559985</meta:creation-date>
    <dc:date>2024-05-18T17:31:46.250229210</dc:date>
    <meta:editing-duration>PT1H34M51S</meta:editing-duration>
    <meta:editing-cycles>4</meta:editing-cycles>
    <meta:generator>LibreOffice/24.2.3.2$Linux_X86_64 LibreOffice_project/4f88f79086d18691a72ac668802d5bc5b5a88122</meta:generator>
    <meta:document-statistic meta:table-count="0" meta:image-count="0" meta:object-count="0" meta:page-count="1" meta:paragraph-count="16" meta:word-count="148" meta:character-count="962" meta:non-whitespace-character-count="796"/>
  </office:meta>
</office:document-meta>
</file>